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87200000BF438D7193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office:forms form:automatic-focus="false" form:apply-design-mode="false"/>
        <draw:frame draw:style-name="gr1" draw:text-style-name="P1" draw:layer="layout" svg:width="26.826cm" svg:height="37.972cm" svg:x="-0.691cm" svg:y="0.798cm">
          <draw:image xlink:href="Pictures/100000000000087200000BF438D71939.gif" xlink:type="simple" xlink:show="embed" xlink:actuate="onLoad">
            <text:p/>
          </draw:image>
        </draw:frame>
      </draw:page>
      <draw:page draw:name="page2" draw:style-name="dp1" draw:master-page-name="Domyślnie">
        <office:forms form:automatic-focus="false" form:apply-design-mode="false"/>
        <draw:frame draw:style-name="gr1" draw:text-style-name="P1" draw:layer="layout" svg:width="26.826cm" svg:height="37.972cm" svg:x="-6.536cm" svg:y="-2.23cm">
          <draw:image xlink:href="Pictures/100000000000087200000BF438D71939.gif" xlink:type="simple" xlink:show="embed" xlink:actuate="onLoad">
            <text:p/>
          </draw:image>
        </draw:frame>
      </draw:page>
      <draw:page draw:name="page3" draw:style-name="dp1" draw:master-page-name="Domyślnie">
        <office:forms form:automatic-focus="false" form:apply-design-mode="false"/>
        <draw:frame draw:style-name="gr1" draw:text-style-name="P1" draw:layer="layout" svg:width="26.826cm" svg:height="37.972cm" svg:x="0.309cm" svg:y="-9.73cm">
          <draw:image xlink:href="Pictures/100000000000087200000BF438D71939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pl" fo:country="PL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67cm" fo:page-height="20.955cm" style:print-orientation="landscape"/>
    </style:page-layout>
    <style:page-layout style:name="PM1">
      <style:page-layout-properties fo:margin-top="1.27cm" fo:margin-bottom="1.3cm" fo:margin-left="0.635cm" fo:margin-right="0.665cm" fo:page-width="20.955cm" fo:page-height="29.66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6-04-22T14:17:16</meta:creation-date>
    <dc:date>2006-04-22T14:20:20</dc:date>
    <meta:print-date>2006-04-22T14:20:10</meta:print-date>
    <dc:language>pl-PL</dc:language>
    <meta:editing-cycles>2</meta:editing-cycles>
    <meta:editing-duration>PT3M5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